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2000000129BF1A0237368A3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Установка прав для роли или объекта, не имеющих прав</text:h>
      <text:section text:style-name="Sect1" text:name="i347">
        <text:p text:style-name="P2">Если для роли не установлено ни одно право, она не отображается в редакторах прав. Точно так же если для объекта конфигурации не установлено ни одного права, он не отображается в редакторе прав роли.</text:p>
        <text:p text:style-name="P1">Чтобы установит права для такой роли или для такого объекта конфигурации, нажмите <draw:frame draw:style-name="fr1" draw:name="Изображение1" text:anchor-type="as-char" svg:width="0.476cm" svg:height="0.476cm" draw:z-index="0"><draw:image xlink:href="Pictures/1000000000000012000000129BF1A0237368A321.png" xlink:type="simple" xlink:show="embed" xlink:actuate="onLoad"/><svg:title>005-14.png</svg:title></draw:frame> в командной панели и выберите нужный объект или роль. Затем установите права.</text:p>
        <text:h text:style-name="P5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155.html?_=1542292896#i155" text:style-name="Internet_20_link" text:visited-style-name="Visited_20_Internet_20_Link"><text:span text:style-name="T1">Редактирование прав</text:span></text:a></text:p>
        <text:h text:style-name="P3" text:outline-level="4">Сценарии работы</text:h>
        <text:p text:style-name="Text_20_body">‣ <text:a xlink:type="simple" xlink:href="https://its.1c.ru/db/content/edtdoc/src/i346.html?_=1542292896#i346" text:style-name="Internet_20_link" text:visited-style-name="Visited_20_Internet_20_Link"><text:span text:style-name="T1">Установка прав в стандартное состояние</text:span></text:a></text:p>
        <text:h text:style-name="P3" text:outline-level="4">Справочник</text:h>
        <text:p text:style-name="Text_20_body">‣ <text:a xlink:type="simple" xlink:href="https://its.1c.ru/db/content/edtdoc/src/i049.html?_=1542292896#i049" text:style-name="Internet_20_link" text:visited-style-name="Visited_20_Internet_20_Link"><text:span text:style-name="T1">Редактор прав роли</text:span></text:a></text:p>
        <text:p text:style-name="Text_20_body">‣ <text:a xlink:type="simple" xlink:href="https://its.1c.ru/db/content/edtdoc/src/i344.html?_=1542292896#i344" text:style-name="Internet_20_link" text:visited-style-name="Visited_20_Internet_20_Link"><text:span text:style-name="T1">Редактор прав объекта конфигурации</text:span></text:a></text:p>
        <text:p text:style-name="Text_20_body">‣ <text:a xlink:type="simple" xlink:href="https://its.1c.ru/db/content/edtdoc/src/i046.html?_=1542292896#i046" text:style-name="Internet_20_link" text:visited-style-name="Visited_20_Internet_20_Link"><text:span text:style-name="T1">Редактор </text:span></text:a><text:a xlink:type="simple" xlink:href="https://its.1c.ru/db/content/edtdoc/src/i046.html?_=1542292896#i046" text:style-name="Internet_20_link" text:visited-style-name="Visited_20_Internet_20_Link"><text:span text:style-name="T2">Все рол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2:42.131927347</dc:date>
    <meta:editing-duration>PT9H13M48S</meta:editing-duration>
    <meta:editing-cycles>154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94" meta:character-count="605" meta:non-whitespace-character-count="522"/>
  </office:meta>
</office:document-meta>
</file>